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3000000252160A1AC09B08BBDB.png" manifest:media-type="image/png"/>
  <manifest:file-entry manifest:full-path="Pictures/100000000000033000000252B7B87FDDC79E68AF.pdf" manifest:media-type="application/pd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.59cm" svg:height="12.804cm" draw:z-index="0"><draw:image xlink:href="Pictures/100000000000033000000252B7B87FDDC79E68AF.pdf" xlink:type="simple" xlink:show="embed" xlink:actuate="onLoad"/><draw:image xlink:href="Pictures/100000000000033000000252160A1AC09B08BBD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Vajna</meta:initial-creator>
    <meta:creation-date>2017-04-07T15:48:49.334467733</meta:creation-date>
    <dc:date>2017-04-07T15:48:58.087802174</dc:date>
    <dc:creator>Miklos Vajna</dc:creator>
    <meta:editing-duration>PT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Dev/5.4.0.0.alpha0$Linux_X86_64 LibreOffice_project/0b78d3af59940107c59f8e4ee5fa65d8af00ce4d</meta:generator>
  </office:meta>
</office:document-meta>
</file>